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ContentsHeading" style:family="paragraph">
      <style:paragraph-properties>
        <style:tab-stops>
          <style:tab-stop style:type="right" style:leader-style="dotted" style:leader-text="." style:position="6.5319in"/>
        </style:tab-stops>
      </style:paragraph-properties>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PreformattedText" style:family="paragraph">
      <style:text-properties fo:language="en" fo:country="US"/>
    </style:style>
    <style:style style:name="P8" style:parent-style-name="PreformattedText" style:family="paragraph">
      <style:text-properties fo:language="en" fo:country="US"/>
    </style:style>
    <style:style style:name="P9" style:parent-style-name="PreformattedText" style:family="paragraph">
      <style:paragraph-properties fo:margin-bottom="0.1965in"/>
    </style:style>
    <style:style style:name="P10" style:parent-style-name="PreformattedText" style:family="paragraph">
      <style:text-properties fo:language="en" fo:country="US"/>
    </style:style>
    <style:style style:name="P11" style:parent-style-name="PreformattedText" style:family="paragraph">
      <style:text-properties fo:language="en" fo:country="US"/>
    </style:style>
    <style:style style:name="P12" style:parent-style-name="PreformattedText" style:family="paragraph">
      <style:text-properties fo:language="en" fo:country="US"/>
    </style:style>
    <style:style style:name="P13" style:parent-style-name="PreformattedText" style:family="paragraph">
      <style:paragraph-properties fo:margin-bottom="0.1965in"/>
    </style:style>
    <style:style style:name="P14" style:parent-style-name="PreformattedText" style:family="paragraph">
      <style:paragraph-properties fo:margin-bottom="0.1965in"/>
    </style:style>
    <style:style style:name="P15" style:parent-style-name="PreformattedText" style:family="paragraph">
      <style:paragraph-properties fo:margin-bottom="0.1965in"/>
      <style:text-properties fo:language="en" fo:country="US"/>
    </style:style>
    <style:style style:name="P16" style:parent-style-name="PreformattedText" style:family="paragraph">
      <style:paragraph-properties fo:margin-bottom="0.1965in"/>
    </style:style>
    <style:style style:name="P17" style:parent-style-name="PreformattedText" style:family="paragraph">
      <style:paragraph-properties fo:margin-bottom="0.1965in"/>
    </style:style>
    <style:style style:name="P18" style:parent-style-name="PreformattedText" style:family="paragraph">
      <style:paragraph-properties fo:margin-bottom="0.1965in"/>
    </style:style>
    <style:style style:name="P19" style:parent-style-name="PreformattedText" style:family="paragraph">
      <style:paragraph-properties fo:margin-bottom="0.1965in"/>
    </style:style>
    <style:style style:name="P20" style:parent-style-name="PreformattedText" style:family="paragraph">
      <style:paragraph-properties fo:margin-bottom="0.1965in"/>
    </style:style>
    <style:style style:name="P21" style:parent-style-name="PreformattedText" style:family="paragraph">
      <style:paragraph-properties fo:margin-bottom="0.1965in"/>
      <style:text-properties fo:language="en" fo:country="US"/>
    </style:style>
    <style:style style:name="P22" style:parent-style-name="PreformattedText" style:family="paragraph">
      <style:paragraph-properties fo:margin-bottom="0.1965in"/>
    </style:style>
    <style:style style:name="P23" style:parent-style-name="PreformattedText" style:family="paragraph">
      <style:paragraph-properties fo:margin-bottom="0.1965in"/>
    </style:style>
    <style:style style:name="P24" style:parent-style-name="PreformattedText" style:family="paragraph">
      <style:paragraph-properties fo:margin-bottom="0.1965in"/>
    </style:style>
    <style:style style:name="P25" style:parent-style-name="PreformattedText" style:family="paragraph">
      <style:paragraph-properties fo:margin-bottom="0.1965in"/>
    </style:style>
    <style:style style:name="P26" style:parent-style-name="PreformattedText" style:family="paragraph">
      <style:paragraph-properties fo:margin-bottom="0.1965in"/>
    </style:style>
  </office:automatic-styles>
  <office:body>
    <office:text text:use-soft-page-breaks="true">
      <text:p text:style-name="P1">Manuel installation timelaps sur Raspberry</text:p>
      <text:p text:style-name="P2"/>
      <text:p text:style-name="P3"/>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able des matières</text:p>
          <text:p text:style-name="Contents5"><text:a xlink:href="#__RefHeading___Toc105_863755559" office:target-frame-name="_top" xlink:show="replace">Configuration d’un répertoire de partage<text:tab/>1</text:a></text:p>
          <text:p text:style-name="Contents5"><text:a xlink:href="#__RefHeading___Toc110_863755559" office:target-frame-name="_top" xlink:show="replace">Creation d’un point de montage automatique<text:tab/>2</text:a></text:p>
          <text:p text:style-name="Contents5"><text:a xlink:href="#__RefHeading___Toc116_863755559" office:target-frame-name="_top" xlink:show="replace">Parametrage du bash de prise de vue<text:tab/>2</text:a></text:p>
          <text:p text:style-name="Contents5"><text:a xlink:href="#__RefHeading___Toc118_863755559" office:target-frame-name="_top" xlink:show="replace">Explication des bash<text:tab/>3</text:a></text:p>
          <text:p text:style-name="Contents5"><text:a xlink:href="#__RefHeading___Toc245_1665649958" office:target-frame-name="_top" xlink:show="replace">Fichier de paramètrage parametre.sh<text:tab/>3</text:a></text:p>
        </text:index-body>
      </text:table-of-content>
      <text:p text:style-name="P5"/>
      <text:p text:style-name="P6"/>
      <text:h text:style-name="Titre5" text:outline-level="5"><text:bookmark-start text:name="__RefHeading___Toc105_863755559"/>Configuration d’un répertoire de partage<text:bookmark-end text:name="__RefHeading___Toc105_863755559"/></text:h>
      <text:p text:style-name="Textbody"/>
      <text:p text:style-name="PreformattedText">On crée le répertoire suivant :</text:p>
      <text:p text:style-name="PreformattedText"># mkdir /home/pi/timelaps</text:p>
      <text:p text:style-name="PreformattedText"/>
      <text:p text:style-name="Textbody">Installation du package samba pour crée un partage unix vers<text:s/>windows.</text:p>
      <text:p text:style-name="P7"># sudo apt-get install samba samba-common-bin</text:p>
      <text:p text:style-name="P8"/>
      <text:p text:style-name="PreformattedText">Edition de la confirguration :</text:p>
      <text:p text:style-name="PreformattedText"/>
      <text:p text:style-name="PreformattedText"># sudo nano /etc/samba/smb.conf</text:p>
      <text:p text:style-name="PreformattedText"/>
      <text:p text:style-name="PreformattedText">On décomente ces deux ligne et on vérifie leurs valeurs :</text:p>
      <text:p text:style-name="PreformattedText">workgroup = WORKGROUP</text:p>
      <text:p text:style-name="P9">wins support = yes</text:p>
      <text:p text:style-name="PreformattedText">On ajoute la configuration<text:s/>suivante en pointant vers le répertoire crée</text:p>
      <text:p text:style-name="PreformattedText"/>
      <text:p text:style-name="P10">[PiShare]<text:line-break/><text:s text:c="2"/>comment=Raspberry time laps Share<text:line-break/><text:s text:c="2"/>path=/home/pi/timelaps<text:line-break/><text:s text:c="2"/>browseable=Yes<text:line-break/><text:s text:c="2"/>writeable=Yes<text:line-break/><text:s text:c="2"/>only guest=no<text:line-break/><text:s text:c="2"/>create mask=0774<text:line-break/><text:s text:c="2"/>directory mask=0774<text:line-break/><text:s text:c="2"/>public=no</text:p>
      <text:p text:style-name="P11"/>
      <text:p text:style-name="P12"/>
      <text:p text:style-name="PreformattedText">Puis on enregistre le fichier, on crée ensuite un utilisateur samba qui accédera au partage. Cette utilisateur doit être un utilisateur du systeme, si se n’est pas le cas crée le avec la commande # sudo adduser « Utilisateur »</text:p>
      <text:p text:style-name="PreformattedText"/>
      <text:p text:style-name="PreformattedText"># sudo smbpasswd -a pi</text:p>
      <text:p text:style-name="PreformattedText"/>
      <text:p text:style-name="PreformattedText">On redémarre les services</text:p>
      <text:p text:style-name="PreformattedText"/>
      <text:p text:style-name="PreformattedText">#<text:s/><text:span text:style-name="SourceText">sudo /etc/</text:span><text:span text:style-name="SourceText">init.d/samba restart</text:span></text:p>
      <text:p text:style-name="PreformattedText"/>
      <text:p text:style-name="PreformattedText">Voilà maintenant on a accès à un répertoire sur notre raspberry depuis windows.</text:p>
      <text:p text:style-name="PreformattedText">Pour vérifier il nous suffit d’allez dans les favorie réseau de windows et de d’essayé de se connecter au raspberry. Normalement tous se passe bien. A l’ouverture on devrait voir notre répertoire de partage.</text:p>
      <text:p text:style-name="PreformattedText"/>
      <text:p text:style-name="PreformattedText"/>
      <text:p text:style-name="PreformattedText"/>
      <text:h text:style-name="Titre5" text:outline-level="5"><text:bookmark-start text:name="__RefHeading___Toc110_863755559"/>Creation d’un point de montage automatique<text:bookmark-end text:name="__RefHeading___Toc110_863755559"/></text:h>
      <text:p text:style-name="Textbody"/>
      <text:p text:style-name="Textbody">Dans votre windows préférer crée un répertoire ou vous le souhaiter, se répertoire le mettre en partage .</text:p>
      <text:p text:style-name="Textbody">Voici les modification a faire sur le raspberry :</text:p>
      <text:p text:style-name="Textbody">Crée un fichier qui va contenir votre user et votre mots de passe</text:p>
      <text:p text:style-name="Textbody"># sudo nano /root/smbpass.conf</text:p>
      <text:p text:style-name="Textbody">Ligne a mettre dans le fichier remplacer MyUsername et MyPassword</text:p>
      <text:p text:style-name="PreformattedText">username=MyUsername</text:p>
      <text:p text:style-name="P13">password=MyPassword</text:p>
      <text:p text:style-name="P14">Mettre les autorisation au fichier</text:p>
      <text:p text:style-name="P15"># sudo chmod 600<text:s/>/root/smbpass.conf,</text:p>
      <text:p text:style-name="P16">Crée un répertoire sur le raspberry qui va être le point cible du montage</text:p>
      <text:p text:style-name="P17"># sudo mkdir /home/pi/partageDistant</text:p>
      <text:p text:style-name="P18">Modifier le fichier fstab</text:p>
      <text:p text:style-name="P19"># sudo nano /etc/fstab</text:p>
      <text:p text:style-name="P20">Ajouter la ligne suivante</text:p>
      <text:p text:style-name="P21">//NomHote/MonRepertoire /home/pi/partageDistant cifs credentials=/root/smbpass.conf 0 0</text:p>
      <text:p text:style-name="P22">ex ://SACQUETPC/RaspImage /home/pi/partageImg cifs credentials=/root/smbpass.conf 0 0</text:p>
      <text:p text:style-name="P23">Nouvelle configuration :<text:s/>//SACQUETPC/RaspImage /home/pi/partageImg cifs defaults,vers=2.0,credentials=/root/smbpass.conf 0 0</text:p>
      <text:p text:style-name="P24">Puis sauvegarder.</text:p>
      <text:p text:style-name="P25">Ensuite exécuter les commandes suivante :</text:p>
      <text:p text:style-name="P26"># sudo mount //NomHote/MonRepertoire</text:p>
      <text:p text:style-name="Textbody"># ls /home/pi/partageDistant</text:p>
      <text:p text:style-name="Textbody">Si vous lister les fichier qui sont dans le répertoire Windows partager la conf est bonne.</text:p>
      <text:p text:style-name="Textbody"/>
      <text:h text:style-name="Titre5" text:outline-level="5"><text:bookmark-start text:name="__RefHeading___Toc116_863755559"/>Parametrage du bash de prise de vue<text:bookmark-end text:name="__RefHeading___Toc116_863755559"/></text:h>
      <text:p text:style-name="PreformattedText"/>
      <text:p text:style-name="PreformattedText">Copier les deux bash dans un répertoire commun.</text:p>
      <text:soft-page-break/>
      <text:p text:style-name="PreformattedText">Configuration du cron tab</text:p>
      <text:p text:style-name="PreformattedText"/>
      <text:p text:style-name="PreformattedText"># sudo sudo crontab -e</text:p>
      <text:p text:style-name="PreformattedText"/>
      <text:p text:style-name="PreformattedText">Copier la ligne suivante</text:p>
      <text:p text:style-name="PreformattedText"/>
      <text:p text:style-name="PreformattedText">*<text:s/>7-23,0 * * * /home/pi/timelaps/camera.sh « cheminfichierParm » 2&gt;&amp;1</text:p>
      <text:p text:style-name="PreformattedText"/>
      <text:p text:style-name="PreformattedText">Mettre le bon chemin du script à la place. Le script va s’exécuter de de 7h a 1h du matin avec ces paramètre. Enregistrer vous pouvez redémarrer le raspberry. Maintenant plus qu’a patienter. Chaque minute une photo va être prise</text:p>
      <text:p text:style-name="PreformattedText"/>
      <text:h text:style-name="Titre5" text:outline-level="5"><text:bookmark-start text:name="__RefHeading___Toc118_863755559"/>Explication des bash<text:bookmark-end text:name="__RefHeading___Toc118_863755559"/></text:h>
      <text:p text:style-name="Textbody"/>
      <text:p text:style-name="Textbody">Le premier bash (camera.sh) va prendre une photo, la convertir pour qu’elle prenne moins de place.</text:p>
      <text:p text:style-name="Textbody">Il va tenter de se connecter au répertoire de partage distant paramètre au dessus, si il y<text:s/>arrive il transférera l’image sur se répertoire. Se transfère s’effectue avec le second bash. Si se second batsh travail encore lorsque le premier bash est appeler par la tache cron, alors il n’est pas rappeler. Ont doit donnée en paramètre le répertoire du fichier de paramètrage.</text:p>
      <text:h text:style-name="Titre5" text:outline-level="5"><text:bookmark-start text:name="__RefHeading___Toc245_1665649958"/>Fichier de paramètrage parametre.sh<text:bookmark-end text:name="__RefHeading___Toc245_1665649958"/></text:h>
      <text:p text:style-name="Textbody">Se fichier est a changer en fonction de votre usage</text:p>
      <text:p text:style-name="Textbody">#!/bin/bash<text:line-break/><text:line-break/># Emplacement des fichiers de log<text:line-break/>LOGREP="/home/pi/log"<text:line-break/><text:line-break/># Chemin du partage distant (pc windows)<text:line-break/>MOUNT="//SACQUETPC/RaspImage"<text:line-break/><text:line-break/># Chemin local du répertoire dans lequelle on a monté le partage distant<text:line-break/>PARTAGE="/home/pi/partageImg"<text:line-break/><text:line-break/># Repertoire ou stoker les images<text:line-break/>REPERTOIRESTOCKAGE="/home/pi/timelaps"<text:line-break/><text:line-break/># Chemin du bash de déplacement des image vers le répertoire distant<text:line-break/>DELACEMENT="/home/pi/timelaps/deplace.sh"<text:line-break/><text:line-break/># Repertoire ou déplacer les images<text:line-break/>REPERTOIRCIBLE="/home/pi/partageImg"<text:line-break/><text:line-break/># Repertoire source des image<text:line-break/>REPERTOIRESOURCE="/home/pi/timelap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duclos</dc:creator>
    <meta:creation-date>2016-09-18T22:29:00Z</meta:creation-date>
    <dc:date>2019-06-03T17:47:00Z</dc:date>
    <meta:template xlink:href="Normal.dotm" xlink:type="simple"/>
    <meta:editing-cycles>52</meta:editing-cycles>
    <meta:editing-duration>PT4620S</meta:editing-duration>
    <meta:document-statistic meta:page-count="3" meta:paragraph-count="9" meta:word-count="702" meta:character-count="4555" meta:row-count="32" meta:non-whitespace-character-count="3862"/>
  </office:meta>
</office:document-meta>
</file>